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f33e3" officeooo:paragraph-rsid="000f33e3"/>
    </style:style>
    <style:style style:name="P2" style:family="paragraph" style:parent-style-name="Text_20_body" style:list-style-name="L1">
      <style:text-properties officeooo:rsid="000f33e3"/>
    </style:style>
    <style:style style:name="P3" style:family="paragraph" style:parent-style-name="Text_20_body" style:list-style-name="L2">
      <style:text-properties officeooo:paragraph-rsid="00108eab"/>
    </style:style>
    <style:style style:name="P4" style:family="paragraph" style:parent-style-name="Text_20_body" style:list-style-name="L2">
      <style:text-properties officeooo:paragraph-rsid="00125310"/>
    </style:style>
    <style:style style:name="P5" style:family="paragraph" style:parent-style-name="Text_20_body" style:list-style-name="L2">
      <style:text-properties officeooo:paragraph-rsid="0013f6d2"/>
    </style:style>
    <style:style style:name="P6" style:family="paragraph" style:parent-style-name="Text_20_body" style:list-style-name="L2">
      <style:text-properties officeooo:rsid="0039cd1f" officeooo:paragraph-rsid="0039cd1f"/>
    </style:style>
    <style:style style:name="P7" style:family="paragraph" style:parent-style-name="Text_20_body" style:list-style-name="L1">
      <style:text-properties officeooo:rsid="00184456" officeooo:paragraph-rsid="00184456"/>
    </style:style>
    <style:style style:name="P8" style:family="paragraph" style:parent-style-name="Text_20_body" style:list-style-name="L3"/>
    <style:style style:name="P9" style:family="paragraph" style:parent-style-name="Text_20_body" style:list-style-name="L3">
      <style:text-properties officeooo:paragraph-rsid="0015c5c4"/>
    </style:style>
    <style:style style:name="P10" style:family="paragraph" style:parent-style-name="Text_20_body" style:list-style-name="L3">
      <style:text-properties officeooo:paragraph-rsid="0015ce90"/>
    </style:style>
    <style:style style:name="P11" style:family="paragraph" style:parent-style-name="Text_20_body" style:list-style-name="L3">
      <style:text-properties officeooo:paragraph-rsid="0010595f"/>
    </style:style>
    <style:style style:name="P12" style:family="paragraph" style:parent-style-name="Text_20_body" style:list-style-name="L3">
      <style:text-properties officeooo:paragraph-rsid="00152404"/>
    </style:style>
    <style:style style:name="P13" style:family="paragraph" style:parent-style-name="Text_20_body" style:list-style-name="L3">
      <style:text-properties officeooo:paragraph-rsid="00152618"/>
    </style:style>
    <style:style style:name="P14" style:family="paragraph" style:parent-style-name="Text_20_body" style:list-style-name="L4"/>
    <style:style style:name="P15" style:family="paragraph" style:parent-style-name="Text_20_body" style:list-style-name="L4">
      <style:text-properties officeooo:paragraph-rsid="001b2b30"/>
    </style:style>
    <style:style style:name="P16" style:family="paragraph" style:parent-style-name="Text_20_body" style:list-style-name="L4">
      <style:text-properties officeooo:paragraph-rsid="001c78bd"/>
    </style:style>
    <style:style style:name="P17" style:family="paragraph" style:parent-style-name="Text_20_body" style:list-style-name="L4">
      <style:text-properties officeooo:paragraph-rsid="001e0132"/>
    </style:style>
    <style:style style:name="P18" style:family="paragraph" style:parent-style-name="Text_20_body" style:list-style-name="L4">
      <style:text-properties officeooo:paragraph-rsid="00184456"/>
    </style:style>
    <style:style style:name="P19" style:family="paragraph" style:parent-style-name="Text_20_body" style:list-style-name="L1">
      <style:text-properties officeooo:rsid="001e1160" officeooo:paragraph-rsid="001e1160"/>
    </style:style>
    <style:style style:name="P20" style:family="paragraph" style:parent-style-name="Text_20_body" style:list-style-name="L5">
      <style:text-properties officeooo:paragraph-rsid="002b099e"/>
    </style:style>
    <style:style style:name="P21" style:family="paragraph" style:parent-style-name="Text_20_body" style:list-style-name="L5">
      <style:text-properties officeooo:paragraph-rsid="002207a3"/>
    </style:style>
    <style:style style:name="P22" style:family="paragraph" style:parent-style-name="Text_20_body" style:list-style-name="L5">
      <style:text-properties officeooo:paragraph-rsid="002809d7"/>
    </style:style>
    <style:style style:name="P23" style:family="paragraph" style:parent-style-name="Text_20_body" style:list-style-name="L5">
      <style:text-properties officeooo:paragraph-rsid="002deb49"/>
    </style:style>
    <style:style style:name="P24" style:family="paragraph" style:parent-style-name="Text_20_body" style:list-style-name="L5">
      <style:text-properties officeooo:paragraph-rsid="001e1160"/>
    </style:style>
    <style:style style:name="P25" style:family="paragraph" style:parent-style-name="Text_20_body" style:list-style-name="L1">
      <style:text-properties officeooo:rsid="002e34cf" officeooo:paragraph-rsid="002e34cf"/>
    </style:style>
    <style:style style:name="P26" style:family="paragraph" style:parent-style-name="Text_20_body" style:list-style-name="L6">
      <style:text-properties officeooo:paragraph-rsid="00357940"/>
    </style:style>
    <style:style style:name="P27" style:family="paragraph" style:parent-style-name="Text_20_body" style:list-style-name="L6">
      <style:text-properties officeooo:paragraph-rsid="0037778f"/>
    </style:style>
    <style:style style:name="P28" style:family="paragraph" style:parent-style-name="Text_20_body" style:list-style-name="L6">
      <style:text-properties officeooo:paragraph-rsid="002f7222"/>
    </style:style>
    <style:style style:name="P29" style:family="paragraph" style:parent-style-name="Text_20_body" style:list-style-name="L4">
      <style:text-properties officeooo:rsid="003a8b94" officeooo:paragraph-rsid="003a8b94"/>
    </style:style>
    <style:style style:name="P30" style:family="paragraph" style:parent-style-name="Text_20_body" style:list-style-name="L5">
      <style:paragraph-properties fo:margin-top="0cm" fo:margin-bottom="0cm" loext:contextual-spacing="false"/>
      <style:text-properties officeooo:paragraph-rsid="002b099e"/>
    </style:style>
    <style:style style:name="P31" style:family="paragraph" style:parent-style-name="Text_20_body" style:list-style-name="L5">
      <style:paragraph-properties fo:margin-top="0cm" fo:margin-bottom="0cm" loext:contextual-spacing="false"/>
      <style:text-properties officeooo:paragraph-rsid="00205c95"/>
    </style:style>
    <style:style style:name="P32" style:family="paragraph" style:parent-style-name="Text_20_body" style:list-style-name="L5">
      <style:paragraph-properties fo:margin-top="0cm" fo:margin-bottom="0cm" loext:contextual-spacing="false"/>
      <style:text-properties officeooo:paragraph-rsid="002809d7"/>
    </style:style>
    <style:style style:name="P33" style:family="paragraph" style:parent-style-name="Text_20_body" style:list-style-name="L6">
      <style:paragraph-properties fo:margin-top="0cm" fo:margin-bottom="0cm" loext:contextual-spacing="false"/>
      <style:text-properties officeooo:paragraph-rsid="00328f82"/>
    </style:style>
    <style:style style:name="P34" style:family="paragraph" style:parent-style-name="Text_20_body" style:list-style-name="L6">
      <style:paragraph-properties fo:margin-top="0cm" fo:margin-bottom="0cm" loext:contextual-spacing="false"/>
      <style:text-properties officeooo:paragraph-rsid="00357940"/>
    </style:style>
    <style:style style:name="P35" style:family="paragraph" style:parent-style-name="Text_20_body" style:list-style-name="L5">
      <style:paragraph-properties fo:margin-top="0cm" fo:margin-bottom="0.25cm" loext:contextual-spacing="false"/>
      <style:text-properties officeooo:paragraph-rsid="002b099e"/>
    </style:style>
    <style:style style:name="P36" style:family="paragraph" style:parent-style-name="Text_20_body" style:list-style-name="L6">
      <style:paragraph-properties fo:margin-top="0cm" fo:margin-bottom="0.25cm" loext:contextual-spacing="false"/>
      <style:text-properties officeooo:paragraph-rsid="00337c09"/>
    </style:style>
    <style:style style:name="T1" style:family="text">
      <style:text-properties officeooo:rsid="00108eab"/>
    </style:style>
    <style:style style:name="T2" style:family="text">
      <style:text-properties officeooo:rsid="00125310"/>
    </style:style>
    <style:style style:name="T3" style:family="text">
      <style:text-properties officeooo:rsid="00128a3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28a3a" style:font-weight-asian="bold" style:font-weight-complex="bold"/>
    </style:style>
    <style:style style:name="T6" style:family="text">
      <style:text-properties fo:font-weight="bold" officeooo:rsid="00152404" style:font-weight-asian="bold" style:font-weight-complex="bold"/>
    </style:style>
    <style:style style:name="T7" style:family="text">
      <style:text-properties fo:font-weight="bold" officeooo:rsid="00184456" style:font-weight-asian="bold" style:font-weight-complex="bold"/>
    </style:style>
    <style:style style:name="T8" style:family="text">
      <style:text-properties fo:font-weight="bold" officeooo:rsid="0015ce90" style:font-weight-asian="bold" style:font-weight-complex="bold"/>
    </style:style>
    <style:style style:name="T9" style:family="text">
      <style:text-properties fo:font-weight="bold" officeooo:rsid="00205c95" style:font-weight-asian="bold" style:font-weight-complex="bold"/>
    </style:style>
    <style:style style:name="T10" style:family="text">
      <style:text-properties fo:font-weight="bold" officeooo:rsid="001fd5d7" style:font-weight-asian="bold" style:font-weight-complex="bold"/>
    </style:style>
    <style:style style:name="T11" style:family="text">
      <style:text-properties fo:font-weight="bold" officeooo:rsid="001e1160" style:font-weight-asian="bold" style:font-weight-complex="bold"/>
    </style:style>
    <style:style style:name="T12" style:family="text">
      <style:text-properties fo:font-weight="bold" officeooo:rsid="002e34cf" style:font-weight-asian="bold" style:font-weight-complex="bold"/>
    </style:style>
    <style:style style:name="T13" style:family="text">
      <style:text-properties officeooo:rsid="00152618"/>
    </style:style>
    <style:style style:name="T14" style:family="text">
      <style:text-properties officeooo:rsid="0015c5c4"/>
    </style:style>
    <style:style style:name="T15" style:family="text">
      <style:text-properties officeooo:rsid="0015ce90"/>
    </style:style>
    <style:style style:name="T16" style:family="text">
      <style:text-properties officeooo:rsid="0016ed39"/>
    </style:style>
    <style:style style:name="T17" style:family="text">
      <style:text-properties officeooo:rsid="00184456"/>
    </style:style>
    <style:style style:name="T18" style:family="text">
      <style:text-properties officeooo:rsid="001b2b30"/>
    </style:style>
    <style:style style:name="T19" style:family="text">
      <style:text-properties officeooo:rsid="001fd5d7"/>
    </style:style>
    <style:style style:name="T20" style:family="text">
      <style:text-properties officeooo:rsid="00205c95"/>
    </style:style>
    <style:style style:name="T21" style:family="text">
      <style:text-properties officeooo:rsid="002809d7"/>
    </style:style>
    <style:style style:name="T22" style:family="text">
      <style:text-properties officeooo:rsid="002b099e"/>
    </style:style>
    <style:style style:name="T23" style:family="text">
      <style:text-properties officeooo:rsid="003099a8"/>
    </style:style>
    <style:style style:name="T24" style:family="text">
      <style:text-properties officeooo:rsid="00337c0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95446470800096567" text:style-name="L1">
        <text:list-item>
          <text:p text:style-name="P2">predator prey</text:p>
        </text:list-item>
      </text:list>
      <text:list xml:id="list1378364188279249278" text:style-name="L2">
        <text:list-item>
          <text:list>
            <text:list-item>
              <text:p text:style-name="P3">param1: <text:span text:style-name="T1">at a dead predator's location, prey's birth probability if preys are in neighborhood</text:span></text:p>
            </text:list-item>
            <text:list-item>
              <text:p text:style-name="P4">param2: <text:span text:style-name="T1">at a dead prey's location, predator's birth probability if full predators are in neighborhood</text:span></text:p>
            </text:list-item>
            <text:list-item>
              <text:p text:style-name="P3">param3: <text:span text:style-name="T1">prey's death probability if hungry predators are in neighborhood</text:span></text:p>
            </text:list-item>
            <text:list-item>
              <text:p text:style-name="P3">param4: <text:span text:style-name="T1">hungry predator's probability of eating if preys are in the neighborhood</text:span></text:p>
            </text:list-item>
            <text:list-item>
              <text:p text:style-name="P4">param5: <text:span text:style-name="T2">full predator's probability of becoming hungry</text:span></text:p>
            </text:list-item>
            <text:list-item>
              <text:p text:style-name="P5"><text:span text:style-name="T4">decay</text:span>: <text:span text:style-name="T3">decrease the state value, eventually making an individual shift to the lower state</text:span></text:p>
            </text:list-item>
            <text:list-item>
              <text:p text:style-name="P5"><text:span text:style-name="T5">states</text:span>: <text:span text:style-name="T3">0/dead predator, 1/dead prey, 2/prey, 3/hungry predator, 4/full predator</text:span></text:p>
            </text:list-item>
            <text:list-item>
              <text:p text:style-name="P6">0.49 0.45 0.35 0.52 0.57 Dec 0.0</text:p>
            </text:list-item>
          </text:list>
        </text:list-item>
      </text:list>
      <text:list xml:id="list122924603166217" text:continue-list="list395446470800096567" text:style-name="L1">
        <text:list-item>
          <text:p text:style-name="P7">dislocation</text:p>
        </text:list-item>
      </text:list>
      <text:list xml:id="list1379023832941882689" text:style-name="L3">
        <text:list-item>
          <text:list>
            <text:list-item>
              <text:p text:style-name="P8">param1: <text:span text:style-name="T14">empty cell→ nucleus creation</text:span></text:p>
            </text:list-item>
            <text:list-item>
              <text:p text:style-name="P9">param2: <text:span text:style-name="T14">empty cell→ border extension</text:span></text:p>
            </text:list-item>
            <text:list-item>
              <text:p text:style-name="P8">param3: <text:span text:style-name="T15">nucleus → border</text:span></text:p>
            </text:list-item>
            <text:list-item>
              <text:p text:style-name="P10">param4: <text:span text:style-name="T15">nucleus → hole </text:span><text:span text:style-name="T8">(good variable parameter)</text:span></text:p>
            </text:list-item>
            <text:list-item>
              <text:p text:style-name="P8">param5: <text:span text:style-name="T15">border → nucleus</text:span></text:p>
            </text:list-item>
            <text:list-item>
              <text:p text:style-name="P11">param6: <text:span text:style-name="T15">border → hole</text:span></text:p>
            </text:list-item>
            <text:list-item>
              <text:p text:style-name="P12"><text:span text:style-name="T4">decay</text:span>: <text:span text:style-name="T16">not implemented (other params can play a similar role)</text:span></text:p>
            </text:list-item>
            <text:list-item>
              <text:p text:style-name="P13"><text:span text:style-name="T6">states</text:span>: <text:span text:style-name="T13">0/empty, 1/new border, 2/old border: border at preceding state, 3/new nucleus, 4/new nucleus at preceding step</text:span></text:p>
            </text:list-item>
          </text:list>
        </text:list-item>
      </text:list>
      <text:list xml:id="list122924618172350" text:continue-list="list122924603166217" text:style-name="L1">
        <text:list-item>
          <text:p text:style-name="P7">protocells</text:p>
        </text:list-item>
      </text:list>
      <text:list xml:id="list7130645605184528640" text:style-name="L4">
        <text:list-item>
          <text:list>
            <text:list-item>
              <text:p text:style-name="P14">param1: <text:span text:style-name="T18">empty cell → X</text:span></text:p>
            </text:list-item>
            <text:list-item>
              <text:p text:style-name="P15">param2: <text:span text:style-name="T18">empty cell → Y</text:span></text:p>
            </text:list-item>
            <text:list-item>
              <text:p text:style-name="P15">param3: <text:span text:style-name="T18">empty cell → Z</text:span></text:p>
            </text:list-item>
            <text:list-item>
              <text:p text:style-name="P15">param4: <text:span text:style-name="T18">X-Y-Z death or migration probability</text:span></text:p>
            </text:list-item>
            <text:list-item>
              <text:p text:style-name="P16">param5: <text:span text:style-name="T18">X-Y-Z death or migration depending on the number of neighbors</text:span></text:p>
            </text:list-item>
            <text:list-item>
              <text:p text:style-name="P17"><text:span text:style-name="T4">decay</text:span>: <text:span text:style-name="T16">not implemented (other params can play a similar role)</text:span></text:p>
            </text:list-item>
            <text:list-item>
              <text:p text:style-name="P18"><text:span text:style-name="T7">states</text:span>: <text:span text:style-name="T17">0/empty 1/X 2/Y7 3/Z</text:span></text:p>
            </text:list-item>
            <text:list-item>
              <text:p text:style-name="P29">0.57 0.37 0.26 0.47 0.68</text:p>
            </text:list-item>
          </text:list>
        </text:list-item>
      </text:list>
      <text:list xml:id="list122924621154321" text:continue-list="list122924618172350" text:style-name="L1">
        <text:list-item>
          <text:p text:style-name="P19"><text:soft-page-break/>Social Prisonner's dilemna (<text:span text:style-name="T19">4 variants </text:span><text:span text:style-name="T10">v1 v2 v3 v4</text:span>)</text:p>
        </text:list-item>
      </text:list>
      <text:list xml:id="list7099090284150895149" text:style-name="L5">
        <text:list-item>
          <text:list>
            <text:list-item>
              <text:p text:style-name="P30">param<text:span text:style-name="T22">1</text:span>: <text:span text:style-name="T22">payoff C/C</text:span></text:p>
            </text:list-item>
            <text:list-item>
              <text:p text:style-name="P30">param<text:span text:style-name="T22">2</text:span>: <text:span text:style-name="T22">payoff C/D</text:span></text:p>
            </text:list-item>
            <text:list-item>
              <text:p text:style-name="P30">param<text:span text:style-name="T22">3</text:span>: <text:span text:style-name="T22">payoff D/C</text:span></text:p>
            </text:list-item>
            <text:list-item>
              <text:p text:style-name="P35">param<text:span text:style-name="T22">4</text:span>: <text:span text:style-name="T22">payoff D/D</text:span></text:p>
            </text:list-item>
            <text:list-item>
              <text:p text:style-name="P30">param<text:span text:style-name="T22">5</text:span>: <text:span text:style-name="T10">v2</text:span><text:span text:style-name="T19">: threshold of environment coercion (conversion to most successive neighbor)</text:span></text:p>
            </text:list-item>
            <text:list-item>
              <text:p text:style-name="P20">param<text:span text:style-name="T22">6</text:span>: <text:span text:style-name="T10">v2</text:span><text:span text:style-name="T19">: probability of dying or changing mind</text:span></text:p>
            </text:list-item>
            <text:list-item>
              <text:p text:style-name="P30">param<text:span text:style-name="T22">5</text:span>: <text:span text:style-name="T9">v3</text:span><text:span text:style-name="T20">: threshold of environment coercion (conversion to most successive neighbor)</text:span></text:p>
            </text:list-item>
            <text:list-item>
              <text:p text:style-name="P31">param<text:span text:style-name="T22">6</text:span>: <text:span text:style-name="T9">v3</text:span><text:span text:style-name="T20">: probability of changing mind when alive</text:span></text:p>
            </text:list-item>
            <text:list-item>
              <text:p text:style-name="P21">param<text:span text:style-name="T22">7</text:span>: <text:span text:style-name="T9">v3</text:span><text:span text:style-name="T20">: probability of coming to life with most successive behavior</text:span></text:p>
            </text:list-item>
            <text:list-item>
              <text:p text:style-name="P32">param<text:span text:style-name="T22">5</text:span>: <text:span text:style-name="T9">v4</text:span><text:span text:style-name="T20">: threshold of environment coercion (conversion to most successive neighbor )</text:span></text:p>
            </text:list-item>
            <text:list-item>
              <text:p text:style-name="P32">param<text:span text:style-name="T22">6</text:span>: <text:span text:style-name="T9">v4</text:span><text:span text:style-name="T20">: probability of adopting most successive neighbor's behavior or changing mind in a coercitive environnment </text:span></text:p>
            </text:list-item>
            <text:list-item>
              <text:p text:style-name="P22">param<text:span text:style-name="T22">7</text:span>: <text:span text:style-name="T9">v4</text:span><text:span text:style-name="T20">: probability of adopting most successive neighbor's behavior or changing mind outside a coercitive environnment </text:span></text:p>
            </text:list-item>
            <text:list-item>
              <text:p text:style-name="P23"><text:span text:style-name="T4">decay</text:span>: <text:span text:style-name="T16">not implemented (other params can play a similar role)</text:span></text:p>
            </text:list-item>
            <text:list-item>
              <text:p text:style-name="P24"><text:span text:style-name="T11">states</text:span>: <text:span text:style-name="T21">0/dead 1/opinion_1 2/opinion_2</text:span></text:p>
            </text:list-item>
          </text:list>
        </text:list-item>
      </text:list>
      <text:list xml:id="list122924632160181" text:continue-list="list122924621154321" text:style-name="L1">
        <text:list-item>
          <text:p text:style-name="P25">Social Change</text:p>
        </text:list-item>
      </text:list>
      <text:list xml:id="list1650215052944984471" text:style-name="L6">
        <text:list-item>
          <text:list>
            <text:list-item>
              <text:p text:style-name="P33">param1: <text:span text:style-name="T24">threshold of neighbor count to wake up a dead element</text:span></text:p>
            </text:list-item>
            <text:list-item>
              <text:p text:style-name="P34">param2: <text:span text:style-name="T24">threshold of 'against' influence to adopt 'against' when waking up</text:span></text:p>
            </text:list-item>
            <text:list-item>
              <text:p text:style-name="P34">param3: <text:span text:style-name="T24">threshold of 'for' influence to adopt 'for' when waking up</text:span></text:p>
            </text:list-item>
            <text:list-item>
              <text:p text:style-name="P26">param<text:span text:style-name="T23">4</text:span>: <text:span text:style-name="T24">threshold for chaging mind when alive</text:span></text:p>
            </text:list-item>
            <text:list-item>
              <text:p text:style-name="P36">param1: <text:span text:style-name="T10">v2</text:span><text:span text:style-name="T19">: random death (to be changed together with param2 – like melting to allow change of mind)</text:span></text:p>
            </text:list-item>
            <text:list-item>
              <text:p text:style-name="P27"><text:span text:style-name="T4">decay</text:span>: <text:span text:style-name="T16">not implemented (other params can play a similar role)</text:span></text:p>
            </text:list-item>
            <text:list-item>
              <text:p text:style-name="P28"><text:span text:style-name="T12">states</text:span>: <text:span text:style-name="T21">0/dead 1/for 2/against</text:span>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9T12:48:00.953000000</meta:creation-date>
    <dc:date>2015-10-12T12:29:24.335000000</dc:date>
    <meta:editing-duration>PT6H23M39S</meta:editing-duration>
    <meta:editing-cycles>45</meta:editing-cycles>
    <meta:generator>LibreOffice/4.3.1.2$Windows_x86 LibreOffice_project/958349dc3b25111dbca392fbc281a05559ef6848</meta:generator>
    <meta:document-statistic meta:table-count="0" meta:image-count="0" meta:object-count="0" meta:page-count="2" meta:paragraph-count="50" meta:word-count="452" meta:character-count="2692" meta:non-whitespace-character-count="2337"/>
  </office:meta>
</office:document-meta>
</file>